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1.422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art type</text:p>
          </table:table-cell>
          <table:table-cell table:style-name="ce1" office:value-type="string" calcext:value-type="string">
            <text:p>part model/spec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one)</text:p>
          </table:table-cell>
          <table:table-cell table:style-name="ce1" office:value-type="string" calcext:value-type="string">
            <text:p>price (sum)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ody&amp;N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minum profile</text:p>
          </table:table-cell>
          <table:table-cell office:value-type="string" calcext:value-type="string">
            <text:p>V-slot 2020 50c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wood sheet</text:p>
          </table:table-cell>
          <table:table-cell office:value-type="string" calcext:value-type="string">
            <text:p>40cm*40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cking tuner</text:p>
          </table:table-cell>
          <table:table-cell office:value-type="string" calcext:value-type="string">
            <text:p>Lef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ttps://www.thomann.de/de/harley_benton_parts_locking_tuners_6l_chrome.ht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5, 50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5 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ret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gb-led</text:p>
          </table:table-cell>
          <table:table-cell office:value-type="string" calcext:value-type="string">
            <text:p>ws2812b Led-Stripe 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ts</text:p>
          </table:table-cell>
          <table:table-cell office:value-type="string" calcext:value-type="string">
            <text:p>nickel silver 7 cm x 3,25 mm x 2,99 mm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/>
          <table:table-cell office:value-type="string" calcext:value-type="string">
            <text:p>Wagner 9770 Nickel Silver Fret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lektron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Arduino Du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controller board</text:p>
          </table:table-cell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68-1443-ND</text:p>
          </table:table-cell>
          <table:table-cell office:value-type="string" calcext:value-type="string">
            <text:p>http://d.digikey.com/r20a1K0gcXtNMpS9M00f0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-printing filament</text:p>
          </table:table-cell>
          <table:table-cell office:value-type="string" calcext:value-type="string">
            <text:p>Wood-p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itar Pickup</text:p>
          </table:table-cell>
          <table:table-cell office:value-type="string" calcext:value-type="string">
            <text:p>hexaphon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ensy TDM-Audio-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 blanked</text:p>
          </table:table-cell>
          <table:table-cell office:value-type="string" calcext:value-type="string">
            <text:p>150mm*1500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ide potentiometer</text:p>
          </table:table-cell>
          <table:table-cell office:value-type="string" calcext:value-type="string">
            <text:p>10k OHM, 20m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TA2043-2015DPB103</text:p>
          </table:table-cell>
          <table:table-cell office:value-type="string" calcext:value-type="string">
            <text:p>http://d.digikey.com/Ec70S0MUXCM1p0fK0f02N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k O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987-1649-ND</text:p>
          </table:table-cell>
          <table:table-cell office:value-type="string" calcext:value-type="string">
            <text:p>http://d.digikey.com/TapSf0M0901cMXS00N2f7K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10k OH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28-1730-ND</text:p>
          </table:table-cell>
          <table:table-cell office:value-type="string" calcext:value-type="string">
            <text:p>http://d.digikey.com/SX1K070MN020pSMc900ff2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N-ch. 20V 6A Sot23-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MN2050LDICT-ND</text:p>
          </table:table-cell>
          <table:table-cell office:value-type="string" calcext:value-type="string">
            <text:p>http://d.digikey.com/F9MXN00wOcS0M0ff010K7p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string" calcext:value-type="string">
            <text:p>MECHANICAL 20PP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87-1188-ND</text:p>
          </table:table-cell>
          <table:table-cell office:value-type="string" calcext:value-type="string">
            <text:p>http://d.digikey.com/G9X0Kg00Mn24S07N00c1Mp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ry switch</text:p>
          </table:table-cell>
          <table:table-cell office:value-type="string" calcext:value-type="string">
            <text:p>12 positio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H7279-ND</text:p>
          </table:table-cell>
          <table:table-cell office:value-type="string" calcext:value-type="string">
            <text:p>http://d.digikey.com/y9fSMfMp070NKXXc2f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 style:data-style-name="N2" text:time-value="20:26:06.051559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1:04.964000000</meta:creation-date>
    <meta:generator>LibreOffice/25.8.2.2$Linux_X86_64 LibreOffice_project/d401f2107ccab8f924a8e2df40f573aab7605b6f</meta:generator>
    <dc:date>2025-11-17T20:26:29.804379518</dc:date>
    <meta:editing-duration>PT20M12S</meta:editing-duration>
    <meta:editing-cycles>4</meta:editing-cycles>
    <meta:document-statistic meta:table-count="1" meta:cell-count="94" meta:object-count="0"/>
  </office:meta>
</office:document-meta>
</file>